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Exercise Set 2 - GIT</text:p>
      <text:p text:style-name="Standard"/>
      <text:p text:style-name="Standard">Exercise 1:</text:p>
      <text:p text:style-name="Standard"/>
      <text:p text:style-name="Standard">a: A VCS is mostly useful for being able to go back in time when issues with your current version arise. It can also be extremely helpful in documenting changes, when they were done and who actually committed them. Without version control, you would have to do all of that yourself, documenting everything by hand, or not at all.</text:p>
      <text:p text:style-name="Standard"/>
      <text:p text:style-name="Standard">b: In a centralized VSC there are no branches aside from MAIN. You still get the “going back in time” feature, but it is a lot harder to deal with merge conflicts and since everyone is working one the same branch you cannot structure your workflow like it is possible with GIT for example.</text:p>
      <text:p text:style-name="Standard"/>
      <text:p text:style-name="Standard">c: Basically, a git repo is just a folder containing your project at first glance. In the background it saves all the different versions and documents and keeps track of the branches. This is why it is better than just using any cloud storage like dropbox. </text:p>
      <text:p text:style-name="Standard"/>
      <text:p text:style-name="Standard">d: git is the VSC itself, while github is just one of many websites who utilize that system. Most people only know github, but there are many of those sites and services. </text:p>
      <text:p text:style-name="Standard"/>
      <text:p text:style-name="Standard">e: The working copy is the version of the project you are locally working on. </text:p>
      <text:p text:style-name="Standard"/>
      <text:p text:style-name="Standard">f: The staging area is where your files go once you use the git add command. It is basically where git recognizes your modifications and keeps your files updated, before you actually commit them to the repo.</text:p>
      <text:p text:style-name="Standard"/>
      <text:p text:style-name="Standard">g: Committing sends the files from the staging area to the actual repo, checks for conflicts and so on. This is the last step before actually pushing something.</text:p>
      <text:p text:style-name="Standard"/>
      <text:p text:style-name="Standard">Exercise 2:</text:p>
      <text:p text:style-name="Standard"/>
      <text:p text:style-name="Standard">a: To create it from scratch, you create your new directory which is gonna be your repo, and run the command “git init” inside that directory. You have now created your repo.</text:p>
      <text:p text:style-name="Standard"/>
      <text:p text:style-name="Standard"><text:soft-page-break/>b: touch fileName - create a new file in the repo</text:p>
      <text:p text:style-name="Standard"/>
      <text:p text:style-name="Standard">c: git add . or git add “fileName”. Just using the dot will add all your files in that directory to the repo. The file is now in your staging area</text:p>
      <text:p text:style-name="Standard"/>
      <text:p text:style-name="Standard">d: git reset HEAD -- fileName - removes the file from staging area</text:p>
      <text:p text:style-name="Standard"/>
      <text:p text:style-name="Standard">e: git add fileName - added to staging area again</text:p>
      <text:p text:style-name="Standard"/>
      <text:p text:style-name="Standard">f: git commit -m “help” - committed the file with the comment “help”</text:p>
      <text:p text:style-name="Standard"/>
      <text:p text:style-name="Standard"/>
      <text:p text:style-name="Standard"/>
      <text:p text:style-name="Standard">g: git log - view commit <text:s/>log</text:p>
      <text:p text:style-name="Standard"/>
      <text:p text:style-name="Standard">Exercise 3</text:p>
      <text:p text:style-name="Standard"/>
      <text:p text:style-name="Standard">If you write the name of a file or directory in the .gitignore file, git will “ignore” that file or directory when adding/committing etc. You do this with files you need on your own machine, but dont want to be in the actual repo. A good example of this is sensitive information like authentication tokens or just IDE specific files like .idea for IntelliJ</text:p>
      <text:p text:style-name="Standard"/>
      <text:p text:style-name="Standard">Exercise 4</text:p>
      <text:p text:style-name="Standard"/>
      <text:p text:style-name="Standard">a: A protocol is a ruleset of how certain tasks should be executed. In this case, SSH is a protocol defining how to safely authenticate users via their SSH token. </text:p>
      <text:p text:style-name="Standard"/>
      <text:p text:style-name="Standard">b: A network protocol is a set of established rules that specify how to format, send and receive data so that computer network endpoints, including computers, servers, routers and virtual machines, can communicate despite differences in their underlying infrastructures, designs or standards.</text:p>
      <text:p text:style-name="Standard"/>
      <text:p text:style-name="Standard">c: see example a. Also, SSH works by having a token on a users machine that matches another so called public token. You enter that public token on a service you want to authenticate with, and as long as you have that private SSH token on your machine you will be authenticated on it. </text:p>
      <text:p text:style-name="Standard"/>
      <text:p text:style-name="Standard"><text:soft-page-break/>d: You need SSH for GIT because it makes it easy to authenticate. In the past you could just type in your username and password for every single commit, but this takes a lot of time and is also less safe. Even when someone gets your Github password, they will not know your private SSH key. </text:p>
      <text:p text:style-name="Standard"/>
      <text:p text:style-name="Standard">e: You need 2 separate keys for this kind of authentication, so even if the public key gets leaked/hacked, you still need the private key to decipher it. With a password this would not be the case, for example. This way you can use your public key as much as you like, without having the risk of a security breach, of course only as long as your personal machine is not compromised. </text:p>
      <text:p text:style-name="Standard"/>
      <text:p text:style-name="Standard">f: The public key is what you provide to the website/service you are authenticating with. The private key is what is hidden on your machine in order to decipher the public key. Alone, either key is useless. </text:p>
      <text:p text:style-name="Standard"/>
      <text:p text:style-name="Standard">g: see d</text:p>
      <text:p text:style-name="Standard"/>
      <text:p text:style-name="Standard">h: I have them stored in a hidden folder. It does not matter what exact folder it is as far as I know, but I try to have it hidden away in case someone actually gets into my files. In general, people with have an SSH folder with two text files, containing each key. </text:p>
      <text:p text:style-name="Standard"/>
      <text:p text:style-name="Standard">i - l: I already did this</text:p>
      <text:p text:style-name="Standard"/>
      <text:p text:style-name="Standard">exercise 5:</text:p>
      <text:p text:style-name="Standard"/>
      <text:p text:style-name="Standard">a: remote just means online, or not on your local harddrive. In this case, everything on github is remote, since we are not hosting it ourselves.</text:p>
      <text:p text:style-name="Standard"/>
      <text:p text:style-name="Standard">b: origin is always the repository that you originally cloned your files from. If you created your repo yourself, that repo is also your origin path. </text:p>
      <text:p text:style-name="Standard"/>
      <text:p text:style-name="Standard">c: When you pull, you copy all the modified files from the repo to your local machine. So if someone else adds something new while you are still working on the previous version, you git pull to receive the changes on your machine. The difference to git clone is that clone gets the entire repository, not only the recent changes. When you use clone instead while you already have your repo cloned, it will generate a second repo on your local machine. </text:p>
      <text:p text:style-name="Standard"/>
      <text:p text:style-name="Standard">d: pushing to the remote is when you actually update the remote with your commits. After pushing, your files are now on github. </text:p>
      <text:p text:style-name="Standard"/>
      <text:p text:style-name="Standard">e: you can create a new remote by using “git remote add” in your repo directory</text:p>
      <text:p text:style-name="Standard"/>
      <text:p text:style-name="Standard">f-k: already did this multiple times</text:p>
      <text:p text:style-name="Standard"/>
      <text:p text:style-name="Standard"><text:soft-page-break/>exercise 6:</text:p>
      <text:p text:style-name="Standard"/>
      <text:p text:style-name="Standard">The difference between exercise 5 and 6 is that in 5 we created a new repo from scratch on our machine and then added to it. In 6 we cloned an already existing repo like we would probably do in a real work environment. </text:p>
      <text:p text:style-name="Standard"/>
      <text:p text:style-name="Standard">The github repo:</text:p>
      <text:p text:style-name="Standard"/>
      <text:p text:style-name="Standard">https://github.com/PeterLiebhart/CommandLinePracti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Everyone <text:s/>Codes<text:tab/><text:tab/><text:tab/><text:tab/><text:tab/><text:tab/><text:tab/><text:tab/>Peter Liebhart</text:p>
        <text:p text:style-name="Standard">GI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42" meta:word-count="1056" meta:character-count="5748" meta:non-whitespace-character-count="4712"/>
    <meta:generator>LibreOfficeDev/6.0.5.2$Linux_X86_64 LibreOffice_project/</meta:generator>
  </office:meta>
</office:document-meta>
</file>